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c343c" officeooo:paragraph-rsid="0015e99c"/>
    </style:style>
    <style:style style:name="P2" style:family="paragraph" style:parent-style-name="Text_20_body" style:list-style-name="L1">
      <style:paragraph-properties fo:margin-left="0in" fo:margin-right="0in" fo:text-indent="0in" style:auto-text-indent="false"/>
      <style:text-properties officeooo:rsid="000c343c"/>
    </style:style>
    <style:style style:name="P3" style:family="paragraph" style:parent-style-name="Preformatted_20_Text" style:list-style-name="L1">
      <style:paragraph-properties fo:margin-left="0in" fo:margin-right="0in" fo:margin-top="0in" fo:margin-bottom="0.0972in" style:contextual-spacing="false" fo:line-height="115%" fo:text-indent="0in" style:auto-text-indent="false"/>
      <style:text-properties officeooo:rsid="000c343c"/>
    </style:style>
    <style:style style:name="P4" style:family="paragraph" style:parent-style-name="Text_20_body">
      <style:text-properties officeooo:rsid="000c343c" officeooo:paragraph-rsid="0015e99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Flujo de trabajo para estudiantes</text:span></text:h>
      <text:list text:style-name="L1">
        <text:list-item>
          <text:p text:style-name="P2"><text:span text:style-name="Strong_20_Emphasis">Construir la imagen</text:span></text:p>
          <text:p text:style-name="P2">bash</text:p>
          <text:p text:style-name="P3"><text:span text:style-name="Source_20_Text">docker build -t cc3d_lab .</text:span></text:p>
        </text:list-item>
        <text:list-item>
          <text:p text:style-name="P2"><text:span text:style-name="Strong_20_Emphasis">Correr el contenedor</text:span></text:p>
          <text:p text:style-name="P2">bash</text:p>
          <text:p text:style-name="P3"><text:span text:style-name="Source_20_Text">docker run -it --rm -v $(pwd):/home/cc3d cc3d_lab</text:span></text:p>
        </text:list-item>
        <text:list-item>
          <text:p text:style-name="P2"><text:span text:style-name="Strong_20_Emphasis">Simulaciones científicas</text:span></text:p>
          <text:list>
            <text:list-item>
              <text:p text:style-name="P2">Usar el entorno Conda (<text:span text:style-name="Source_20_Text">cc3d_env</text:span>) para correr scripts con NumPy, SciPy, etc.</text:p>
            </text:list-item>
          </text:list>
        </text:list-item>
        <text:list-item>
          <text:p text:style-name="P2"><text:span text:style-name="Strong_20_Emphasis">Visualización y edición</text:span></text:p>
          <text:list>
            <text:list-item>
              <text:p text:style-name="P2">Usar <text:span text:style-name="Source_20_Text">Player5</text:span> y <text:span text:style-name="Source_20_Text">Twedit5</text:span> del instalador oficial para abrir y analizar simulaciones.</text:p>
            </text:list-item>
          </text:list>
        </text:list-item>
      </text:list>
      <text:p text:style-name="P4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background-color="#ffffff"/>
      <style:text-properties fo:color="#000000" loext:opacity="100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2T17:08:31.627427400</meta:creation-date>
    <meta:editing-duration>PT26M40S</meta:editing-duration>
    <meta:editing-cycles>2</meta:editing-cycles>
    <meta:generator>LibreOffice/25.8.4.2$Windows_X86_64 LibreOffice_project/290daaa01b999472f0c7a3890eb6a550fd74c6df</meta:generator>
    <dc:title>Default</dc:title>
    <dc:date>2026-02-12T17:45:23.342518200</dc:date>
    <meta:document-statistic meta:table-count="0" meta:image-count="0" meta:object-count="0" meta:page-count="1" meta:paragraph-count="11" meta:word-count="61" meta:character-count="368" meta:non-whitespace-character-count="325"/>
    <meta:template xlink:type="simple" xlink:actuate="onRequest" xlink:title="Default" xlink:href="../../../AppData/Roaming/LibreOffice/4/user/template/Default.ott" meta:date="2026-02-12T17:08:31.152308200"/>
  </office:meta>
</office:document-meta>
</file>